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2" style:family="table-row">
      <style:table-row-properties style:min-row-height="1.7174in" fo:keep-together="auto"/>
    </style:style>
    <style:style style:name="Table1.B2"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2"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2"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3"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4" style:family="table-row">
      <style:table-row-properties style:min-row-height="0.1278in" fo:keep-together="auto"/>
    </style:style>
    <style:style style:name="Table1.5" style:family="table-row">
      <style:table-row-properties style:min-row-height="1.8271in" fo:keep-together="auto"/>
    </style:style>
    <style:style style:name="Table1.F5"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7"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officeooo:paragraph-rsid="0018d912"/>
    </style:style>
    <style:style style:name="P4"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6"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style>
    <style:style style:name="P7"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8"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9"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10"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11"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4"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6" style:family="paragraph" style:parent-style-name="Standard">
      <style:paragraph-properties fo:text-align="center" style:justify-single-word="false"/>
      <style:text-properties style:font-name="Arial" fo:font-size="8pt" fo:font-weight="bold" officeooo:rsid="00172ebd" officeooo:paragraph-rsid="00172ebd" style:font-size-asian="8pt" style:language-asian="de" style:country-asian="DE" style:font-weight-asian="bold" style:font-name-complex="Arial" style:font-size-complex="8pt" style:font-weight-complex="bold"/>
    </style:style>
    <style:style style:name="P17"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8"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9"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22"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23"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25" style:family="paragraph" style:parent-style-name="Standard">
      <style:paragraph-properties fo:text-align="center" style:justify-single-word="false"/>
      <style:text-properties style:font-name="Arial" fo:font-size="7pt" officeooo:paragraph-rsid="0018d912" style:font-name-asian="Arial" style:font-size-asian="7pt" style:language-asian="de" style:country-asian="DE" style:font-name-complex="Arial" style:font-size-complex="7pt" style:font-style-complex="italic"/>
    </style:style>
    <style:style style:name="P26" style:family="paragraph" style:parent-style-name="Standard">
      <style:paragraph-properties fo:text-align="center" style:justify-single-word="false"/>
      <style:text-properties style:font-name="Arial" fo:font-size="7pt" officeooo:rsid="001693a5" officeooo:paragraph-rsid="001693a5" style:font-name-asian="Arial" style:font-size-asian="7pt" style:language-asian="de" style:country-asian="DE" style:font-name-complex="Arial" style:font-size-complex="7pt" style:font-style-complex="italic"/>
    </style:style>
    <style:style style:name="P27" style:family="paragraph" style:parent-style-name="Standard">
      <style:paragraph-properties fo:text-align="center" style:justify-single-word="false"/>
      <style:text-properties style:font-name="Arial" fo:font-size="7pt" officeooo:rsid="001693a5" officeooo:paragraph-rsid="0018d912" style:font-name-asian="Arial" style:font-size-asian="7pt" style:language-asian="de" style:country-asian="DE" style:font-name-complex="Arial" style:font-size-complex="7pt" style:font-style-complex="italic"/>
    </style:style>
    <style:style style:name="P28"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29"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30" style:family="paragraph" style:parent-style-name="Standard">
      <style:paragraph-properties fo:text-align="center" style:justify-single-word="false"/>
      <style:text-properties fo:color="#f79646" style:font-name="Arial" fo:font-size="8pt" fo:font-weight="bold" officeooo:rsid="00149975" officeooo:paragraph-rsid="001693a5" style:font-size-asian="8pt" style:language-asian="de" style:country-asian="DE" style:font-weight-asian="bold" style:font-name-complex="Arial" style:font-size-complex="8pt" style:font-style-complex="italic" style:font-weight-complex="bold"/>
    </style:style>
    <style:style style:name="P31"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32"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33" style:family="paragraph" style:parent-style-name="Standard">
      <style:paragraph-properties fo:text-align="center" style:justify-single-word="false"/>
      <style:text-properties fo:color="#f79646" style:font-name="Arial" fo:font-size="8pt" fo:font-weight="bold" officeooo:rsid="00149975" officeooo:paragraph-rsid="0018d912" style:font-name-asian="Arial" style:font-size-asian="8pt" style:language-asian="de" style:country-asian="DE" style:font-weight-asian="bold" style:font-name-complex="Arial" style:font-size-complex="8pt" style:font-style-complex="italic" style:font-weight-complex="bold"/>
    </style:style>
    <style:style style:name="P34" style:family="paragraph" style:parent-style-name="Standard">
      <style:paragraph-properties fo:text-align="center" style:justify-single-word="false"/>
      <style:text-properties fo:color="#92d050" style:font-name="Arial" fo:font-size="8pt" style:font-size-asian="8pt" style:language-asian="de" style:country-asian="DE" style:font-name-complex="Arial" style:font-size-complex="8pt" style:font-style-complex="italic"/>
    </style:style>
    <style:style style:name="P35" style:family="paragraph" style:parent-style-name="Standard">
      <style:paragraph-properties fo:text-align="center" style:justify-single-word="false"/>
      <style:text-properties fo:color="#92d050" style:font-name="Arial" fo:font-size="7pt" officeooo:rsid="001693a5" officeooo:paragraph-rsid="001693a5" style:font-name-asian="Arial" style:font-size-asian="7pt" style:language-asian="de" style:country-asian="DE" style:font-name-complex="Arial" style:font-size-complex="7pt" style:font-style-complex="italic"/>
    </style:style>
    <style:style style:name="P36" style:family="paragraph" style:parent-style-name="Standard">
      <style:text-properties fo:font-size="9pt" style:font-size-asian="9pt" style:font-size-complex="9pt"/>
    </style:style>
    <style:style style:name="P37" style:family="paragraph" style:parent-style-name="Standard">
      <style:text-properties fo:color="#ff6600" fo:font-size="9pt" fo:language="de" fo:country="DE" style:font-size-asian="9pt" style:font-size-complex="9pt"/>
    </style:style>
    <style:style style:name="P38" style:family="paragraph" style:parent-style-name="Standard">
      <style:text-properties officeooo:paragraph-rsid="00166093"/>
    </style:style>
    <style:style style:name="P39" style:family="paragraph" style:parent-style-name="Standard">
      <style:paragraph-properties fo:margin-left="0in" fo:margin-right="-0.0193in" fo:text-align="center" style:justify-single-word="false" fo:text-indent="0in" style:auto-text-indent="false"/>
    </style:style>
    <style:style style:name="P40" style:family="paragraph" style:parent-style-name="Standard" style:master-page-name="Standard">
      <style:paragraph-properties style:page-number="auto"/>
    </style:style>
    <style:style style:name="P41" style:family="paragraph" style:parent-style-name="Standard">
      <style:paragraph-properties fo:text-align="center" style:justify-single-word="false"/>
      <style:text-properties fo:color="#92d050" style:font-name="Arial" fo:font-size="7pt" style:font-size-asian="7pt" style:language-asian="de" style:country-asian="DE" style:font-name-complex="Arial" style:font-size-complex="7pt" style:font-style-complex="italic"/>
    </style:style>
    <style:style style:name="P42" style:family="paragraph" style:parent-style-name="Standard">
      <style:paragraph-properties fo:text-align="center" style:justify-single-word="false"/>
      <style:text-properties fo:color="#92d050" style:font-name="Arial" fo:font-size="7pt" officeooo:rsid="001693a5" officeooo:paragraph-rsid="00297368" style:font-size-asian="7pt" style:language-asian="de" style:country-asian="DE" style:font-name-complex="Arial" style:font-size-complex="7pt" style:font-style-complex="italic"/>
    </style:style>
    <style:style style:name="P43" style:family="paragraph" style:parent-style-name="Standard">
      <style:paragraph-properties fo:text-align="center" style:justify-single-word="false"/>
      <style:text-properties fo:color="#92d050" style:font-name="Arial" fo:font-size="7pt" fo:font-weight="normal" officeooo:rsid="001fcc7e" officeooo:paragraph-rsid="001fcc7e" style:font-name-asian="Arial" style:font-size-asian="7pt" style:language-asian="de" style:country-asian="DE" style:font-weight-asian="normal" style:font-name-complex="Arial" style:font-size-complex="7pt" style:font-style-complex="italic" style:font-weight-complex="normal"/>
    </style:style>
    <style:style style:name="P44" style:family="paragraph" style:parent-style-name="Standard">
      <style:paragraph-properties fo:text-align="center" style:justify-single-word="false"/>
      <style:text-properties style:font-name="Arial" fo:font-size="8pt" fo:font-weight="normal" officeooo:paragraph-rsid="001d93fa" style:font-size-asian="8pt" style:language-asian="de" style:country-asian="DE" style:font-weight-asian="normal" style:font-name-complex="Arial" style:font-size-complex="8pt" style:font-style-complex="italic" style:font-weight-complex="normal"/>
    </style:style>
    <style:style style:name="P45" style:family="paragraph" style:parent-style-name="Standard">
      <style:paragraph-properties fo:text-align="center" style:justify-single-word="false"/>
      <style:text-properties style:font-name="Arial" fo:font-size="8pt" fo:font-weight="normal" officeooo:rsid="001f0460" officeooo:paragraph-rsid="001f0460" style:font-size-asian="8pt" style:language-asian="de" style:country-asian="DE" style:font-weight-asian="normal" style:font-name-complex="Arial" style:font-size-complex="8pt" style:font-style-complex="italic" style:font-weight-complex="normal"/>
    </style:style>
    <style:style style:name="P46" style:family="paragraph" style:parent-style-name="Standard">
      <style:paragraph-properties fo:text-align="center" style:justify-single-word="false"/>
      <style:text-properties style:font-name="Arial" fo:font-size="8pt" fo:font-weight="bold" officeooo:rsid="0025a1b7" officeooo:paragraph-rsid="0025a1b7" style:font-size-asian="8pt" style:language-asian="de" style:country-asian="DE" style:font-weight-asian="bold" style:font-name-complex="Arial" style:font-size-complex="8pt" style:font-weight-complex="bold"/>
    </style:style>
    <style:style style:name="P47" style:family="paragraph" style:parent-style-name="Standard">
      <style:paragraph-properties fo:text-align="center" style:justify-single-word="false"/>
      <style:text-properties fo:color="#e36c0a" style:font-name="Arial" fo:font-size="8pt" fo:font-weight="bold" style:font-size-asian="8pt" style:language-asian="de" style:country-asian="DE" style:font-weight-asian="bold" style:font-name-complex="Arial" style:font-size-complex="8pt"/>
    </style:style>
    <style:style style:name="P48" style:family="paragraph" style:parent-style-name="Standard">
      <style:paragraph-properties fo:text-align="center" style:justify-single-word="false"/>
      <style:text-properties fo:color="#e36c0a" style:font-name="Arial" fo:font-size="8pt" fo:font-weight="normal" officeooo:paragraph-rsid="00297368" style:font-size-asian="8pt" style:language-asian="de" style:country-asian="DE" style:font-weight-asian="normal" style:font-name-complex="Arial" style:font-size-complex="8pt" style:font-weight-complex="normal"/>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149975" style:font-size-asian="14pt" style:font-size-complex="14pt"/>
    </style:style>
    <style:style style:name="T3" style:family="text">
      <style:text-properties style:font-name="Arial" fo:font-size="8pt" fo:font-weight="bold" style:font-size-asian="8pt" style:language-asian="de" style:country-asian="DE" style:font-weight-asian="bold" style:font-name-complex="Arial" style:font-size-complex="8pt"/>
    </style:style>
    <style:style style:name="T4"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5"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7" style:family="text">
      <style:text-properties style:font-name="Arial" fo:font-size="8pt" style:font-size-asian="8pt" style:language-asian="de" style:country-asian="DE" style:font-name-complex="Arial" style:font-size-complex="8pt" style:font-style-complex="italic"/>
    </style:style>
    <style:style style:name="T8" style:family="text">
      <style:text-properties style:font-name="Arial" fo:font-size="8pt" style:font-size-asian="8pt" style:language-asian="de" style:country-asian="DE" style:font-name-complex="Arial" style:font-size-complex="8pt" style:font-weight-complex="bold"/>
    </style:style>
    <style:style style:name="T9"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0"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11" style:family="text">
      <style:text-properties fo:color="#92d050"/>
    </style:style>
    <style:style style:name="T12" style:family="text">
      <style:text-properties fo:color="#92d050" style:font-name="Arial" fo:font-size="7pt" officeooo:rsid="001693a5" style:font-name-asian="Arial" style:font-size-asian="7pt" style:language-asian="de" style:country-asian="DE" style:font-name-complex="Arial" style:font-size-complex="7pt" style:font-style-complex="italic"/>
    </style:style>
    <style:style style:name="T13" style:family="text">
      <style:text-properties fo:color="#92d050" style:font-name="Arial" fo:font-size="7pt" officeooo:rsid="0018d912" style:font-name-asian="Arial" style:font-size-asian="7pt" style:language-asian="de" style:country-asian="DE" style:font-name-complex="Arial" style:font-size-complex="7pt" style:font-style-complex="italic"/>
    </style:style>
    <style:style style:name="T14" style:family="text">
      <style:text-properties fo:color="#92d050" officeooo:rsid="001693a5"/>
    </style:style>
    <style:style style:name="T15" style:family="text">
      <style:text-properties fo:color="#92d050" officeooo:rsid="00172ebd"/>
    </style:style>
    <style:style style:name="T16" style:family="text">
      <style:text-properties fo:color="#92d050" officeooo:rsid="0018d912"/>
    </style:style>
    <style:style style:name="T17" style:family="text">
      <style:text-properties fo:color="#92d050" fo:font-size="7pt" style:font-name-asian="Arial" style:font-size-asian="7pt" style:font-size-complex="7pt"/>
    </style:style>
    <style:style style:name="T18" style:family="text">
      <style:text-properties fo:color="#92d050" fo:font-size="7pt" officeooo:rsid="001d93fa" style:font-name-asian="Arial" style:font-size-asian="7pt" style:font-size-complex="7pt"/>
    </style:style>
    <style:style style:name="T19" style:family="text">
      <style:text-properties fo:color="#92d050" fo:font-size="7pt" officeooo:rsid="00258a2d" style:font-name-asian="Arial" style:font-size-asian="7pt" style:font-size-complex="7pt"/>
    </style:style>
    <style:style style:name="T20" style:family="text">
      <style:text-properties fo:color="#92d050" fo:font-size="7pt" officeooo:rsid="001693a5" style:font-name-asian="Arial" style:font-size-asian="7pt" style:font-size-complex="7pt" style:font-style-complex="italic"/>
    </style:style>
    <style:style style:name="T21" style:family="text">
      <style:text-properties fo:color="#92d050" fo:font-size="7pt" officeooo:rsid="0018d912" style:font-name-asian="Arial" style:font-size-asian="7pt" style:font-size-complex="7pt" style:font-style-complex="italic"/>
    </style:style>
    <style:style style:name="T22" style:family="text">
      <style:text-properties fo:color="#f79646"/>
    </style:style>
    <style:style style:name="T23" style:family="text">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T24" style:family="text">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T25" style:family="text">
      <style:text-properties fo:color="#f79646" style:font-name="Arial" fo:font-size="8pt" fo:font-weight="bold" officeooo:rsid="00149975" style:font-size-asian="8pt" style:language-asian="de" style:country-asian="DE" style:font-weight-asian="bold" style:font-name-complex="Arial" style:font-size-complex="8pt" style:font-style-complex="italic" style:font-weight-complex="bold"/>
    </style:style>
    <style:style style:name="T26" style:family="text">
      <style:text-properties fo:color="#f79646" style:font-name="Arial" fo:font-size="8pt" fo:font-style="italic" fo:font-weight="bold" officeooo:rsid="00149975" style:font-size-asian="8pt" style:language-asian="de" style:country-asian="DE" style:font-style-asian="italic" style:font-weight-asian="bold" style:font-name-complex="Arial" style:font-size-complex="8pt" style:font-style-complex="italic" style:font-weight-complex="bold"/>
    </style:style>
    <style:style style:name="T27" style:family="text">
      <style:text-properties fo:color="#f79646" style:font-name="Arial" fo:font-size="8pt" fo:language="de" fo:country="DE" fo:font-weight="bold" officeooo:rsid="00149975" style:font-size-asian="8pt" style:language-asian="de" style:country-asian="DE" style:font-weight-asian="bold" style:font-name-complex="Arial" style:font-size-complex="8pt" style:font-style-complex="italic" style:font-weight-complex="bold"/>
    </style:style>
    <style:style style:name="T28" style:family="text">
      <style:text-properties fo:color="#f79646" officeooo:rsid="00149975"/>
    </style:style>
    <style:style style:name="T29" style:family="text">
      <style:text-properties fo:color="#ff9900" fo:font-size="9pt" fo:language="de" fo:country="DE" fo:font-weight="bold" style:font-size-asian="9pt" style:font-weight-asian="bold" style:font-size-complex="9pt" style:font-weight-complex="bold"/>
    </style:style>
    <style:style style:name="T30" style:family="text">
      <style:text-properties fo:color="#ff9900" fo:font-size="9pt" fo:language="de" fo:country="DE" style:font-size-asian="9pt" style:font-size-complex="9pt"/>
    </style:style>
    <style:style style:name="T31" style:family="text">
      <style:text-properties fo:color="#ff9900" fo:font-size="9pt" fo:language="de" fo:country="DE" officeooo:rsid="00166093" style:font-size-asian="9pt" style:font-size-complex="9pt"/>
    </style:style>
    <style:style style:name="T32" style:family="text">
      <style:text-properties fo:font-size="9pt" fo:font-weight="bold" style:font-size-asian="9pt" style:font-weight-asian="bold" style:font-size-complex="9pt"/>
    </style:style>
    <style:style style:name="T33" style:family="text">
      <style:text-properties fo:font-size="9pt" fo:font-weight="bold" officeooo:rsid="0023bc97" style:font-size-asian="9pt" style:font-weight-asian="bold" style:font-size-complex="9pt"/>
    </style:style>
    <style:style style:name="T34" style:family="text">
      <style:text-properties fo:font-size="9pt" style:font-size-asian="9pt" style:font-size-complex="9pt"/>
    </style:style>
    <style:style style:name="T35" style:family="text">
      <style:text-properties fo:font-size="9pt" officeooo:rsid="00223c99" style:font-size-asian="9pt" style:font-size-complex="9pt"/>
    </style:style>
    <style:style style:name="T36" style:family="text">
      <style:text-properties fo:font-size="9pt" officeooo:rsid="00258a2d" style:font-size-asian="9pt" style:font-size-complex="9pt"/>
    </style:style>
    <style:style style:name="T37" style:family="text">
      <style:text-properties fo:font-weight="normal" style:font-weight-asian="normal" style:font-weight-complex="normal"/>
    </style:style>
    <style:style style:name="T38" style:family="text">
      <style:text-properties officeooo:rsid="00172ebd"/>
    </style:style>
    <style:style style:name="T39" style:family="text">
      <style:text-properties officeooo:rsid="001f05cd"/>
    </style:style>
    <style:style style:name="T40" style:family="text">
      <style:text-properties officeooo:rsid="0025a1b7"/>
    </style:style>
    <style:style style:name="T41" style:family="text">
      <style:text-properties officeooo:rsid="00279a56"/>
    </style:style>
    <style:style style:name="T42" style:family="text">
      <style:text-properties officeooo:rsid="0029736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MSc Research Skills winter term 201</text:span><text:span text:style-name="T2">5</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
          </table:table-cell>
          <table:table-cell table:style-name="Table1.A1" office:value-type="string">
            <text:p text:style-name="P1"><text:span text:style-name="T4">Monday </text:span><text:span text:style-name="T5">19</text:span><text:span text:style-name="T4">.10.</text:span></text:p>
          </table:table-cell>
          <table:table-cell table:style-name="Table1.A1" office:value-type="string">
            <text:p text:style-name="P39"><text:span text:style-name="T4">Tuesday 2</text:span><text:span text:style-name="T5">0</text:span><text:span text:style-name="T4">.10.</text:span></text:p>
          </table:table-cell>
          <table:table-cell table:style-name="Table1.A1" office:value-type="string">
            <text:p text:style-name="P1"><text:span text:style-name="T4">Wednesday 2</text:span><text:span text:style-name="T5">1</text:span><text:span text:style-name="T4">.10.</text:span></text:p>
          </table:table-cell>
          <table:table-cell table:style-name="Table1.A1" office:value-type="string">
            <text:p text:style-name="P1"><text:span text:style-name="T4">Thursday 2</text:span><text:span text:style-name="T5">2</text:span><text:span text:style-name="T4">.10.</text:span></text:p>
          </table:table-cell>
          <table:table-cell table:style-name="Table1.F1" office:value-type="string">
            <text:p text:style-name="P1"><text:span text:style-name="T4">Friday 2</text:span><text:span text:style-name="T5">3</text:span><text:span text:style-name="T4">.10.</text:span></text:p>
          </table:table-cell>
        </table:table-row>
        <table:table-row table:style-name="Table1.2">
          <table:table-cell table:style-name="Table1.A1" office:value-type="string">
            <text:p text:style-name="P4">9.15</text:p>
            <text:p text:style-name="P4"/>
            <text:p text:style-name="P4">till</text:p>
            <text:p text:style-name="P4"/>
            <text:p text:style-name="P4">12.45</text:p>
          </table:table-cell>
          <table:table-cell table:style-name="Table1.B2" office:value-type="string">
            <text:p text:style-name="P41"><text:bookmark-start text:name="OLE_LINK1"/>9.<text:span text:style-name="T38">00</text:span> - <text:span text:style-name="T38">9</text:span>.<text:span text:style-name="T38">45</text:span> MSc general <text:span text:style-name="T40">welcome</text:span></text:p>
            <text:p text:style-name="P13"/>
            <text:p text:style-name="P16">10:00 <text:span text:style-name="T41">RS starts</text:span></text:p>
            <text:p text:style-name="P46"/>
            <text:p text:style-name="P15"><text:span text:style-name="T38"><text:s/></text:span>Science and the <text:bookmark-end text:name="OLE_LINK1"/>scientific method</text:p>
            <text:p text:style-name="P13"/>
            <text:p text:style-name="P17">Finding a question</text:p>
            <text:p text:style-name="P7">Previous work</text:p>
            <text:p text:style-name="P7">Novelty </text:p>
          </table:table-cell>
          <table:table-cell table:style-name="Table1.C2" office:value-type="string">
            <text:p text:style-name="P17">On the shoulder of giants: dealing with literature </text:p>
            <text:p text:style-name="P7">Searching, Literat. DB, Jabref etc.</text:p>
            <text:p text:style-name="P28"/>
            <text:p text:style-name="P1"><text:span text:style-name="T7">Morning practicals </text:span><text:span text:style-name="T24">FH, </text:span><text:span text:style-name="T25">SH</text:span></text:p>
            <text:p text:style-name="P30"/>
            <text:p text:style-name="P42">14.00 <text:span text:style-name="T42">Intro organizational and administrative issues (R100)</text:span></text:p>
          </table:table-cell>
          <table:table-cell table:style-name="Table1.C2" office:value-type="string">
            <text:p text:style-name="P17">Question rev.</text:p>
            <text:p text:style-name="P17"/>
            <text:p text:style-name="P17">Intro to statistics</text:p>
            <text:p text:style-name="P9">Regression, NHST</text:p>
            <text:p text:style-name="P17"/>
            <text:p text:style-name="P17">Design of Experiments</text:p>
            <text:p text:style-name="P7">Planning </text:p>
            <text:p text:style-name="P7">Statistical power</text:p>
            <text:p text:style-name="P7"/>
            <text:p text:style-name="P35">14.00 Wildlife</text:p>
            <text:p text:style-name="P26"><text:span text:style-name="T14">1</text:span><text:span text:style-name="T11">5.00 Biomaterials</text:span></text:p>
          </table:table-cell>
          <table:table-cell table:style-name="Table1.C2" office:value-type="string">
            <text:p text:style-name="P44">Field day <text:s text:c="21"/></text:p>
            <text:p text:style-name="P44"/>
            <text:p text:style-name="P44"><text:span text:style-name="T18">CIP </text:span><text:span text:style-name="T19">3 b</text:span><text:span text:style-name="T18">locked by FELIS / Sebastian Brackhane</text:span> </text:p>
          </table:table-cell>
          <table:table-cell table:style-name="Table1.F2" office:value-type="string">
            <text:p text:style-name="P17">Scientific Ethics and Culture </text:p>
            <text:p text:style-name="P17"/>
            <text:p text:style-name="P17">Organizing your Research </text:p>
            <text:p text:style-name="P17"/>
            <text:p text:style-name="P7">Good scientific practice, reproducibility, scripting, archiving, </text:p>
            <text:p text:style-name="P7"/>
            <text:p text:style-name="P35">14.00 L<text:span text:style-name="T39">&amp;N</text:span></text:p>
            <text:p text:style-name="P26"><text:span text:style-name="T11">15.00 </text:span><text:span text:style-name="T15">UM + GIS</text:span></text:p>
          </table:table-cell>
        </table:table-row>
        <table:table-row table:style-name="Table1.1">
          <table:table-cell table:style-name="Table1.A1" table:number-rows-spanned="2" office:value-type="string">
            <text:p text:style-name="P5"/>
          </table:table-cell>
          <table:table-cell table:style-name="Table1.B3" table:number-rows-spanned="2" office:value-type="string">
            <text:p text:style-name="P1"><text:span text:style-name="T4">Monday 2</text:span><text:span text:style-name="T5">6</text:span><text:span text:style-name="T4">.10.</text:span></text:p>
          </table:table-cell>
          <table:table-cell table:style-name="Table1.B3" table:number-rows-spanned="2" office:value-type="string">
            <text:p text:style-name="P1"><text:span text:style-name="T4">Tuesday 2</text:span><text:span text:style-name="T5">7</text:span><text:span text:style-name="T4">.10.</text:span></text:p>
          </table:table-cell>
          <table:table-cell table:style-name="Table1.B3" table:number-rows-spanned="2" office:value-type="string">
            <text:p text:style-name="P1"><text:span text:style-name="T4">Wednesday 2</text:span><text:span text:style-name="T5">8</text:span><text:span text:style-name="T4">.10.</text:span></text:p>
          </table:table-cell>
          <table:table-cell table:style-name="Table1.B3" table:number-rows-spanned="2" office:value-type="string">
            <text:p text:style-name="P1"><text:span text:style-name="T4">Thursday </text:span><text:span text:style-name="T5">29</text:span><text:span text:style-name="T4">.10.</text:span></text:p>
          </table:table-cell>
          <table:table-cell table:style-name="Table1.F3" table:number-rows-spanned="2" office:value-type="string">
            <text:p text:style-name="P1"><text:span text:style-name="T4">Friday 3</text:span><text:span text:style-name="T5">0</text:span><text:span text:style-name="T4">.11.</text:span></text:p>
          </table:table-cell>
        </table:table-row>
        <table:table-row table:style-name="Table1.4">
          <table:covered-table-cell/>
          <table:covered-table-cell/>
          <table:covered-table-cell/>
          <table:covered-table-cell/>
          <table:covered-table-cell/>
          <table:covered-table-cell/>
        </table:table-row>
        <table:table-row table:style-name="Table1.5">
          <table:table-cell table:style-name="Table1.A1" office:value-type="string">
            <text:p text:style-name="P4">9.15</text:p>
            <text:p text:style-name="P4"/>
            <text:p text:style-name="P4">till</text:p>
            <text:p text:style-name="P4"/>
            <text:p text:style-name="P4">12.45</text:p>
          </table:table-cell>
          <table:table-cell table:style-name="Table1.C2" office:value-type="string">
            <text:p text:style-name="P1"><text:span text:style-name="T6">Introduction to </text:span><text:span text:style-name="T3">Graphics in R</text:span></text:p>
            <text:p text:style-name="P22"/>
            <text:p text:style-name="P24">Morning practical: <text:s/>graphics with R </text:p>
            <text:p text:style-name="P2"><text:span text:style-name="T25">SH</text:span><text:span text:style-name="T23">, FH</text:span><text:span text:style-name="T8"> </text:span></text:p>
            <text:p text:style-name="P11"/>
            <text:p text:style-name="P2"><text:span text:style-name="T9">Afternoon </text:span><text:span text:style-name="T10">exercise</text:span><text:span text:style-name="T9">: visual data analysis</text:span><text:span text:style-name="T8"> </text:span><text:span text:style-name="T25">SH</text:span></text:p>
            <text:p text:style-name="P2"/>
            <text:p text:style-name="P25"><text:span text:style-name="T14">14.00 </text:span><text:span text:style-name="T16">WW</text:span></text:p>
            <text:p text:style-name="P27"><text:span text:style-name="T11">15.00 </text:span><text:span text:style-name="T16">Int .For.</text:span></text:p>
          </table:table-cell>
          <table:table-cell table:style-name="Table1.C2" office:value-type="string">
            <text:p text:style-name="P17">LaTeX</text:p>
            <text:p text:style-name="P17"/>
            <text:p text:style-name="P2"><text:span text:style-name="T9">Morning practical: LaTeX </text:span><text:span text:style-name="T26">SH</text:span><text:span text:style-name="T23">, FH</text:span></text:p>
            <text:p text:style-name="P31"/>
            <text:p text:style-name="P2"><text:span text:style-name="T9">Afternoon </text:span><text:span text:style-name="T10">exercise</text:span><text:span text:style-name="T9">: your document in LaTeX</text:span><text:span text:style-name="T8"> </text:span><text:span text:style-name="T25">SH</text:span></text:p>
            <text:p text:style-name="P33"/>
            <text:p text:style-name="P3"><text:span text:style-name="T13"/></text:p>
          </table:table-cell>
          <table:table-cell table:style-name="Table1.C2" office:value-type="string">
            <text:p text:style-name="P22">Regression analysis in R</text:p>
            <text:p text:style-name="P32"/>
            <text:p text:style-name="P2"><text:span text:style-name="T9">Afternoon exercise: regression in R</text:span><text:span text:style-name="T8"> </text:span><text:span text:style-name="T25">SH</text:span></text:p>
            <text:p text:style-name="P47"/>
            <text:p text:style-name="P48"><text:span text:style-name="T20">14.00 </text:span><text:span text:style-name="T21">Ökol. Klim</text:span></text:p>
          </table:table-cell>
          <table:table-cell table:style-name="Table1.C2" office:value-type="string">
            <text:p text:style-name="P17">Practice day</text:p>
            <text:p text:style-name="P17">Data analysis</text:p>
            <text:p text:style-name="P17"/>
            <text:p text:style-name="P2"><text:span text:style-name="T24">FH, </text:span><text:span text:style-name="T25">SH</text:span><text:span text:style-name="T8"> available for questions</text:span></text:p>
            <text:p text:style-name="P17"/>
            <text:p text:style-name="P17"/>
            <text:p text:style-name="P23"><text:s text:c="23"/></text:p>
          </table:table-cell>
          <table:table-cell table:style-name="Table1.F5" office:value-type="string">
            <text:p text:style-name="P22">Writing 1 </text:p>
            <text:p text:style-name="P22"/>
            <text:p text:style-name="P11">Article types,</text:p>
            <text:p text:style-name="P11">Publication </text:p>
            <text:p text:style-name="P11">Process</text:p>
            <text:p text:style-name="P11"/>
            <text:p text:style-name="P11">Structure of a research article</text:p>
            <text:p text:style-name="P11"/>
            <text:p text:style-name="P34">Hand in draft until Sunday</text:p>
          </table:table-cell>
        </table:table-row>
        <table:table-row table:style-name="Table1.1">
          <table:table-cell table:style-name="Table1.A1" office:value-type="string">
            <text:p text:style-name="P5"/>
          </table:table-cell>
          <table:table-cell table:style-name="Table1.A1" office:value-type="string">
            <text:p text:style-name="P1"><text:span text:style-name="T4">Monday </text:span><text:span text:style-name="T5">2</text:span><text:span text:style-name="T4">.11.</text:span></text:p>
          </table:table-cell>
          <table:table-cell table:style-name="Table1.A1" office:value-type="string">
            <text:p text:style-name="P1"><text:span text:style-name="T4">Tuesday </text:span><text:span text:style-name="T5">3</text:span><text:span text:style-name="T4">.11.</text:span></text:p>
          </table:table-cell>
          <table:table-cell table:style-name="Table1.A1" office:value-type="string">
            <text:p text:style-name="P1"><text:span text:style-name="T4">Wednesday </text:span><text:span text:style-name="T5">4</text:span><text:span text:style-name="T4">.11.</text:span></text:p>
          </table:table-cell>
          <table:table-cell table:style-name="Table1.A1" office:value-type="string">
            <text:p text:style-name="P1"><text:span text:style-name="T4">Thursday </text:span><text:span text:style-name="T5">5</text:span><text:span text:style-name="T4">.11.</text:span></text:p>
          </table:table-cell>
          <table:table-cell table:style-name="Table1.F1" office:value-type="string">
            <text:p text:style-name="P1"><text:span text:style-name="T4">Friday </text:span><text:span text:style-name="T5">6</text:span><text:span text:style-name="T4">.11.</text:span></text:p>
          </table:table-cell>
        </table:table-row>
        <table:table-row table:style-name="Table1.7">
          <table:table-cell table:style-name="Table1.A1" office:value-type="string">
            <text:p text:style-name="P4">9.15</text:p>
            <text:p text:style-name="P4"/>
            <text:p text:style-name="P4">till</text:p>
            <text:p text:style-name="P4"/>
            <text:p text:style-name="P4">12.45</text:p>
          </table:table-cell>
          <table:table-cell table:style-name="Table1.B2" office:value-type="string">
            <text:p text:style-name="P22">Writing 2 </text:p>
            <text:p text:style-name="P22"/>
            <text:p text:style-name="P11">Style</text:p>
            <text:p text:style-name="P11"/>
            <text:p text:style-name="P11">Paragraph structures</text:p>
            <text:p text:style-name="P11"/>
            <text:p text:style-name="P11">Choice of wording and common mistakes</text:p>
            <text:p text:style-name="P11"/>
            <text:p text:style-name="P12">Logic</text:p>
          </table:table-cell>
          <table:table-cell table:style-name="Table1.B2" office:value-type="string">
            <text:p text:style-name="P19">Communication</text:p>
            <text:p text:style-name="P19"/>
            <text:p text:style-name="P8">Ends and means, </text:p>
            <text:p text:style-name="P8">Social media</text:p>
            <text:p text:style-name="P20">I<text:span text:style-name="T37">ntercultural communication</text:span></text:p>
            <text:p text:style-name="P13"/>
            <text:p text:style-name="P13">Poster</text:p>
            <text:p text:style-name="P13"/>
            <text:p text:style-name="P4">What makes a good poster</text:p>
          </table:table-cell>
          <table:table-cell table:style-name="Table1.B2" office:value-type="string">
            <text:p text:style-name="P18"/>
            <text:p text:style-name="P10"/>
            <text:p text:style-name="P19">Reviewing </text:p>
            <text:p text:style-name="P19"/>
            <text:p text:style-name="P8">Peer review</text:p>
            <text:p text:style-name="P8"/>
            <text:p text:style-name="P14">Presentation 1 </text:p>
            <text:p text:style-name="P14"/>
            <text:p text:style-name="P6">Presentation types</text:p>
            <text:p text:style-name="P6"/>
            <text:p text:style-name="P8">Conference presentation</text:p>
            <text:p text:style-name="P29"/>
          </table:table-cell>
          <table:table-cell table:style-name="Table1.B2" office:value-type="string">
            <text:p text:style-name="P17"/>
            <text:p text:style-name="P14"/>
            <text:p text:style-name="P14">Presentation 2 </text:p>
            <text:p text:style-name="P6"/>
            <text:p text:style-name="P19"><text:span text:style-name="T22">FH, </text:span><text:span text:style-name="T28">SH</text:span></text:p>
            <text:p text:style-name="P29"/>
            <text:p text:style-name="P17">Choosing a career in science </text:p>
            <text:p text:style-name="P17"/>
            <text:p text:style-name="P7">Should I do a PhD?</text:p>
            <text:p text:style-name="P7"/>
            <text:p text:style-name="P21"/>
            <text:p text:style-name="P4"/>
          </table:table-cell>
          <table:table-cell table:style-name="Table1.F5" office:value-type="string">
            <text:p text:style-name="P17">Practice day</text:p>
            <text:p text:style-name="P17"/>
            <text:p text:style-name="P11">Finalize research article</text:p>
            <text:p text:style-name="P11"/>
            <text:p text:style-name="P45"><text:span text:style-name="T17">R </text:span><text:span text:style-name="T18">1</text:span><text:span text:style-name="T17">00 blocked</text:span></text:p>
            <text:p text:style-name="P43">Fish Bowl Umpro</text:p>
            <text:p text:style-name="P4"/>
          </table:table-cell>
        </table:table-row>
      </table:table>
      <text:p text:style-name="P38"><text:span text:style-name="T29">FH = </text:span><text:span text:style-name="T30">Florian Hartig,</text:span><text:span text:style-name="T29"> </text:span><text:span text:style-name="T27">SH</text:span><text:span text:style-name="T30"> = </text:span><text:span text:style-name="T31">Severin Hauenstein</text:span></text:p>
      <text:p text:style-name="P37"/>
      <text:p text:style-name="Standard"><text:span text:style-name="T32">Morning schedule:</text:span><text:span text:style-name="T34"> lectures start at 9 c.t. (this means: 9:15!) and typically end around 12.45 in Room </text:span><text:span text:style-name="T35">100</text:span><text:span text:style-name="T34">. CIP rooms </text:span><text:span text:style-name="T35">1 and 3</text:span><text:span text:style-name="T34"> are reserved for </text:span><text:span text:style-name="T35">exercises and s</text:span><text:span text:style-name="T34">the afternoons. Except</text:span><text:span text:style-name="T35">ion is </text:span><text:span text:style-name="T34">the first day, where you will have a general introduction, so lectures start at 10.00</text:span></text:p>
      <text:p text:style-name="P36"/>
      <text:p text:style-name="Standard"><text:span text:style-name="T32">Afternoon schedule:</text:span><text:span text:style-name="T34"> By default, assume that afternoons are reserved for unsupervised homework, i.e. you can do the exercises in your own time and at your place of choice. However, as 1) you are working in groups, 2) we have computers and software here 3) you have a tutor here at the uni, it is highly recommended to work at the Uni if you can manage with your other appointments. There are some exceptions marked in the timetable where we have supervised exercises, notably at the beginning of week 2. </text:span><text:span text:style-name="T36">Also, you Thursday of the first week ()</text:span><text:span text:style-name="T34">Please block the afternoons for those, these practicals cover subjects that are essential for the final paper.</text:span></text:p>
      <text:p text:style-name="P36"/>
      <text:p text:style-name="Standard"><text:span text:style-name="T33">C</text:span><text:span text:style-name="T32">ourse material</text:span><text:span text:style-name="T34"> and links here </text:span><text:a xlink:type="simple" xlink:href="http://florianhartig.github.io/ResearchSkills/"><text:span text:style-name="Internet_20_link"><text:span text:style-name="T34">http://florianhartig.github.io/ResearchSkills/</text:span></text:span></text:a><text:span text:style-name="T34"> </text:span></text:p>
      <text:p text:style-name="P36"/>
      <text:p text:style-name="Standard"><text:span text:style-name="T32">All other organizational issues will be explained on the first day of the course. See you there!</text:span><text:span text:style-name="T34">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5-10-12T10:56:28.825434000</dc:date>
    <meta:print-date>2015-10-12T10:50:37.975074000</meta:print-date>
    <meta:editing-cycles>60</meta:editing-cycles>
    <meta:editing-duration>P2171DT9H50M15S</meta:editing-duration>
    <meta:generator>LibreOffice/4.1.3.2$MacOSX_x86 LibreOffice_project/70feb7d99726f064edab4605a8ab840c50ec57a</meta:generator>
    <meta:document-statistic meta:table-count="1" meta:image-count="0" meta:object-count="0" meta:page-count="1" meta:paragraph-count="101" meta:word-count="465" meta:character-count="2954" meta:non-whitespace-character-count="2523"/>
  </office:meta>
</office:document-meta>
</file>